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01cm"/>
    </style:style>
    <style:style style:name="gr15" style:family="graphic" style:parent-style-name="standard">
      <style:graphic-properties draw:stroke="none" svg:stroke-color="#000000" draw:fill="none" draw:fill-color="#ffffff" fo:min-height="0.892cm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="gradient" draw:fill-gradient-name="Blue_20_Gradient_20_1" draw:opacity="100%" draw:opacity-name="Transparency_20_4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4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3" style:family="text">
      <style:text-properties style:text-position="33% 58%" fo:font-family="'Liberation Sans'" style:font-family-generic="roman" style:font-pitch="variable" style:font-family-asian="'Liberation Sans'" style:font-family-generic-asian="swiss" style:font-family-complex="'Liberation Sans'" style:font-family-generic-complex="swiss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538cm" svg:x2="5.633cm" svg:y2="3.538cm" draw:start-shape="id1" draw:start-glue-point="10" draw:end-shape="id2" draw:end-glue-point="6" svg:d="M3975 3538h1658">
          <text:p/>
        </draw:connector>
        <draw:connector draw:style-name="gr3" draw:text-style-name="P1" draw:layer="layout" svg:x1="6.522cm" svg:y1="3.538cm" svg:x2="8.18cm" svg:y2="3.538cm" draw:start-shape="id2" draw:start-glue-point="10" draw:end-shape="id3" draw:end-glue-point="6" svg:d="M6522 3538h1658">
          <text:p/>
        </draw:connector>
        <draw:connector draw:style-name="gr4" draw:text-style-name="P1" draw:layer="layout" svg:x1="9.069cm" svg:y1="3.538cm" svg:x2="10.679cm" svg:y2="3.538cm" draw:start-shape="id3" draw:start-glue-point="10" draw:end-shape="id4" draw:end-glue-point="6" svg:d="M9069 3538h1610">
          <text:p/>
        </draw:connector>
        <draw:connector draw:style-name="gr4" draw:text-style-name="P1" draw:layer="layout" svg:x1="11.568cm" svg:y1="3.538cm" svg:x2="13.279cm" svg:y2="3.538cm" draw:start-shape="id4" draw:start-glue-point="10" draw:end-shape="id5" draw:end-glue-point="6" svg:d="M11568 3538h1711">
          <text:p/>
        </draw:connector>
        <draw:line draw:style-name="gr5" draw:text-style-name="P1" draw:layer="layout" svg:x1="3.54cm" svg:y1="3.976cm" svg:x2="3.54cm" svg:y2="6.008cm">
          <text:p/>
        </draw:line>
        <draw:line draw:style-name="gr5" draw:text-style-name="P1" draw:layer="layout" svg:x1="6.058cm" svg:y1="3.976cm" svg:x2="6.058cm" svg:y2="6.008cm">
          <text:p/>
        </draw:line>
        <draw:line draw:style-name="gr5" draw:text-style-name="P1" draw:layer="layout" svg:x1="8.613cm" svg:y1="3.976cm" svg:x2="8.613cm" svg:y2="6.008cm">
          <text:p/>
        </draw:line>
        <draw:line draw:style-name="gr5" draw:text-style-name="P1" draw:layer="layout" svg:x1="11.149cm" svg:y1="3.976cm" svg:x2="11.149cm" svg:y2="6.008cm">
          <text:p/>
        </draw:line>
        <draw:line draw:style-name="gr5" draw:text-style-name="P1" draw:layer="layout" svg:x1="13.704cm" svg:y1="3.976cm" svg:x2="13.704cm" svg:y2="6.008cm">
          <text:p/>
        </draw:line>
        <draw:frame draw:style-name="gr6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1.361cm" svg:x2="5.633cm" svg:y2="11.361cm" draw:start-shape="id6" draw:start-glue-point="10" draw:end-shape="id7" draw:end-glue-point="6" svg:d="M3974 11361h1659">
            <text:p/>
          </draw:connector>
          <draw:connector draw:style-name="gr3" draw:text-style-name="P1" draw:layer="layout" svg:x1="6.521cm" svg:y1="11.361cm" svg:x2="8.18cm" svg:y2="11.361cm" draw:start-shape="id7" draw:start-glue-point="10" draw:end-shape="id8" draw:end-glue-point="6" svg:d="M6521 11361h1659">
            <text:p/>
          </draw:connector>
          <draw:connector draw:style-name="gr4" draw:text-style-name="P1" draw:layer="layout" svg:x1="9.068cm" svg:y1="11.361cm" svg:x2="10.679cm" svg:y2="11.361cm" draw:start-shape="id8" draw:start-glue-point="10" draw:end-shape="id9" draw:end-glue-point="6" svg:d="M9068 11361h1611">
            <text:p/>
          </draw:connector>
          <draw:connector draw:style-name="gr4" draw:text-style-name="P1" draw:layer="layout" svg:x1="11.567cm" svg:y1="11.361cm" svg:x2="13.279cm" svg:y2="11.361cm" draw:start-shape="id9" draw:start-glue-point="10" draw:end-shape="id10" draw:end-glue-point="6" svg:d="M11567 11361h1712">
            <text:p/>
          </draw:connector>
          <draw:line draw:style-name="gr5" draw:text-style-name="P1" draw:layer="layout" svg:x1="3.539cm" svg:y1="10.925cm" svg:x2="3.539cm" svg:y2="8.893cm">
            <text:p/>
          </draw:line>
          <draw:line draw:style-name="gr5" draw:text-style-name="P1" draw:layer="layout" svg:x1="6.057cm" svg:y1="10.925cm" svg:x2="6.057cm" svg:y2="8.893cm">
            <text:p/>
          </draw:line>
          <draw:line draw:style-name="gr5" draw:text-style-name="P1" draw:layer="layout" svg:x1="8.612cm" svg:y1="10.925cm" svg:x2="8.612cm" svg:y2="8.893cm">
            <text:p/>
          </draw:line>
          <draw:line draw:style-name="gr5" draw:text-style-name="P1" draw:layer="layout" svg:x1="11.148cm" svg:y1="10.925cm" svg:x2="11.148cm" svg:y2="8.893cm">
            <text:p/>
          </draw:line>
          <draw:line draw:style-name="gr5" draw:text-style-name="P1" draw:layer="layout" svg:x1="13.703cm" svg:y1="10.925cm" svg:x2="13.703cm" svg:y2="8.893cm">
            <text:p/>
          </draw:line>
        </draw:g>
        <draw:frame draw:style-name="gr6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15.639cm" svg:x2="5.633cm" svg:y2="15.639cm" draw:start-shape="id11" draw:start-glue-point="10" draw:end-shape="id12" draw:end-glue-point="6" svg:d="M3975 15639h1658">
          <text:p/>
        </draw:connector>
        <draw:connector draw:style-name="gr3" draw:text-style-name="P1" draw:layer="layout" svg:x1="6.522cm" svg:y1="15.639cm" svg:x2="8.18cm" svg:y2="15.639cm" draw:start-shape="id12" draw:start-glue-point="10" draw:end-shape="id13" draw:end-glue-point="6" svg:d="M6522 15639h1658">
          <text:p/>
        </draw:connector>
        <draw:connector draw:style-name="gr4" draw:text-style-name="P1" draw:layer="layout" svg:x1="9.069cm" svg:y1="15.639cm" svg:x2="10.679cm" svg:y2="15.639cm" draw:start-shape="id13" draw:start-glue-point="10" draw:end-shape="id14" draw:end-glue-point="6" svg:d="M9069 15639h1610">
          <text:p/>
        </draw:connector>
        <draw:connector draw:style-name="gr4" draw:text-style-name="P1" draw:layer="layout" svg:x1="11.568cm" svg:y1="15.639cm" svg:x2="13.279cm" svg:y2="15.639cm" draw:start-shape="id14" draw:start-glue-point="10" draw:end-shape="id15" draw:end-glue-point="6" svg:d="M11568 15639h1711">
          <text:p/>
        </draw:connector>
        <draw:line draw:style-name="gr5" draw:text-style-name="P1" draw:layer="layout" svg:x1="3.54cm" svg:y1="16.077cm" svg:x2="3.54cm" svg:y2="18.109cm">
          <text:p/>
        </draw:line>
        <draw:line draw:style-name="gr5" draw:text-style-name="P1" draw:layer="layout" svg:x1="6.058cm" svg:y1="16.077cm" svg:x2="6.058cm" svg:y2="18.109cm">
          <text:p/>
        </draw:line>
        <draw:line draw:style-name="gr5" draw:text-style-name="P1" draw:layer="layout" svg:x1="8.613cm" svg:y1="16.077cm" svg:x2="8.613cm" svg:y2="18.109cm">
          <text:p/>
        </draw:line>
        <draw:line draw:style-name="gr5" draw:text-style-name="P1" draw:layer="layout" svg:x1="11.149cm" svg:y1="16.077cm" svg:x2="11.149cm" svg:y2="18.109cm">
          <text:p/>
        </draw:line>
        <draw:line draw:style-name="gr5" draw:text-style-name="P1" draw:layer="layout" svg:x1="13.704cm" svg:y1="16.077cm" svg:x2="13.704cm" svg:y2="18.109cm">
          <text:p/>
        </draw:line>
        <draw:frame draw:style-name="gr6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8.562cm" svg:x2="5.633cm" svg:y2="18.562cm" draw:start-shape="id16" draw:start-glue-point="10" draw:end-shape="id17" draw:end-glue-point="6" svg:d="M3974 18562h1659">
            <text:p/>
          </draw:connector>
          <draw:connector draw:style-name="gr3" draw:text-style-name="P1" draw:layer="layout" svg:x1="6.521cm" svg:y1="18.562cm" svg:x2="8.18cm" svg:y2="18.562cm" draw:start-shape="id17" draw:start-glue-point="10" draw:end-shape="id18" draw:end-glue-point="6" svg:d="M6521 18562h1659">
            <text:p/>
          </draw:connector>
          <draw:connector draw:style-name="gr4" draw:text-style-name="P1" draw:layer="layout" svg:x1="9.068cm" svg:y1="18.562cm" svg:x2="10.679cm" svg:y2="18.562cm" draw:start-shape="id18" draw:start-glue-point="10" draw:end-shape="id19" draw:end-glue-point="6" svg:d="M9068 18562h1611">
            <text:p/>
          </draw:connector>
          <draw:connector draw:style-name="gr4" draw:text-style-name="P1" draw:layer="layout" svg:x1="11.567cm" svg:y1="18.562cm" svg:x2="13.279cm" svg:y2="18.562cm" draw:start-shape="id19" draw:start-glue-point="10" draw:end-shape="id20" draw:end-glue-point="6" svg:d="M11567 18562h1712">
            <text:p/>
          </draw:connector>
          <draw:frame draw:style-name="gr7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1.762cm" svg:y="4.429cm">
          <draw:text-box>
            <text:p>a</text:p>
          </draw:text-box>
        </draw:frame>
        <draw:frame draw:style-name="gr10" draw:layer="layout" svg:width="0.889cm" svg:height="1.016cm" svg:x="2.143cm" svg:y="9.255cm">
          <draw:text-box>
            <text:p>b</text:p>
          </draw:text-box>
        </draw:frame>
        <draw:frame draw:style-name="gr11" draw:layer="layout" svg:width="1.083cm" svg:height="0.963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1.27cm" svg:height="1.27cm" svg:x="4.168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4.302cm" svg:y="20.812cm">
          <draw:text-box>
            <text:p>s<text:span text:style-name="T4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1" xml:id="id24" draw:id="id24" draw:layer="layout" svg:width="1.27cm" svg:height="1.27cm" svg:x="6.668cm" svg:y="20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6.802cm" svg:y="20.812cm">
          <draw:text-box>
            <text:p>s<text:span text:style-name="T4">2</text:span></text:p>
          </draw:text-box>
        </draw:frame>
        <draw:custom-shape draw:style-name="gr12" draw:text-style-name="P1" xml:id="id26" draw:id="id26" draw:layer="layout" svg:width="1.27cm" svg:height="1.27cm" svg:x="9.2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9.369cm" svg:y="20.812cm">
          <draw:text-box>
            <text:p>s<text:span text:style-name="T4">3</text:span></text:p>
          </draw:text-box>
        </draw:frame>
        <draw:custom-shape draw:style-name="gr12" draw:text-style-name="P1" xml:id="id28" draw:id="id28" draw:layer="layout" svg:width="1.27cm" svg:height="1.27cm" svg:x="11.7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1.869cm" svg:y="20.812cm">
          <draw:text-box>
            <text:p>s<text:span text:style-name="T4">4</text:span></text:p>
          </draw:text-box>
        </draw:frame>
        <draw:frame draw:style-name="gr13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1" draw:layer="layout" svg:x1="3.548cm" svg:y1="21.748cm" svg:x2="3.548cm" svg:y2="23.78cm">
          <text:p/>
        </draw:line>
        <draw:line draw:style-name="gr5" draw:text-style-name="P1" draw:layer="layout" svg:x1="6.082cm" svg:y1="21.748cm" svg:x2="6.082cm" svg:y2="23.78cm">
          <text:p/>
        </draw:line>
        <draw:line draw:style-name="gr5" draw:text-style-name="P1" draw:layer="layout" svg:x1="8.611cm" svg:y1="21.748cm" svg:x2="8.611cm" svg:y2="23.78cm">
          <text:p/>
        </draw:line>
        <draw:line draw:style-name="gr5" draw:text-style-name="P1" draw:layer="layout" svg:x1="11.182cm" svg:y1="21.748cm" svg:x2="11.182cm" svg:y2="23.78cm">
          <text:p/>
        </draw:line>
        <draw:line draw:style-name="gr5" draw:text-style-name="P1" draw:layer="layout" svg:x1="13.711cm" svg:y1="21.748cm" svg:x2="13.711cm" svg:y2="23.78cm">
          <text:p/>
        </draw:line>
        <draw:connector draw:style-name="gr4" draw:text-style-name="P1" draw:layer="layout" svg:x1="4.168cm" svg:y1="21.335cm" svg:x2="4.008cm" svg:y2="21.334cm" draw:start-shape="id21" draw:start-glue-point="5" draw:end-shape="id22" draw:end-glue-point="10" svg:d="M4168 21335h-80v-1h-80">
          <text:p/>
        </draw:connector>
        <draw:connector draw:style-name="gr4" draw:text-style-name="P1" draw:layer="layout" svg:x1="5.438cm" svg:y1="21.335cm" svg:x2="5.653cm" svg:y2="21.336cm" draw:start-shape="id21" draw:start-glue-point="7" draw:end-shape="id23" draw:end-glue-point="6" svg:d="M5438 21335h108v1h107">
          <text:p/>
        </draw:connector>
        <draw:connector draw:style-name="gr4" draw:text-style-name="P1" draw:layer="layout" svg:x1="6.542cm" svg:y1="21.336cm" svg:x2="6.668cm" svg:y2="21.332cm" draw:start-shape="id23" draw:start-glue-point="10" draw:end-shape="id24" draw:end-glue-point="5" svg:d="M6542 21336h63v-4h63">
          <text:p/>
        </draw:connector>
        <draw:connector draw:style-name="gr4" draw:text-style-name="P1" draw:layer="layout" svg:x1="7.938cm" svg:y1="21.332cm" svg:x2="8.185cm" svg:y2="21.336cm" draw:start-shape="id24" draw:start-glue-point="7" draw:end-shape="id25" draw:end-glue-point="6" svg:d="M7938 21332h124v4h123">
          <text:p/>
        </draw:connector>
        <draw:connector draw:style-name="gr4" draw:text-style-name="P1" draw:layer="layout" svg:x1="9.074cm" svg:y1="21.336cm" svg:x2="9.235cm" svg:y2="21.335cm" draw:start-shape="id25" draw:start-glue-point="10" draw:end-shape="id26" draw:end-glue-point="5" svg:d="M9074 21336h80v-1h81">
          <text:p/>
        </draw:connector>
        <draw:connector draw:style-name="gr4" draw:text-style-name="P1" draw:layer="layout" svg:x1="10.505cm" svg:y1="21.335cm" svg:x2="10.686cm" svg:y2="21.338cm" draw:start-shape="id26" draw:start-glue-point="7" draw:end-shape="id27" draw:end-glue-point="6" svg:d="M10505 21335h91v3h90">
          <text:p/>
        </draw:connector>
        <draw:connector draw:style-name="gr4" draw:text-style-name="P1" draw:layer="layout" svg:x1="11.575cm" svg:y1="21.338cm" svg:x2="11.735cm" svg:y2="21.335cm" draw:start-shape="id27" draw:start-glue-point="10" draw:end-shape="id28" draw:end-glue-point="5" svg:d="M11575 21338h80v-3h80">
          <text:p/>
        </draw:connector>
        <draw:connector draw:style-name="gr4" draw:text-style-name="P1" draw:layer="layout" svg:x1="13.005cm" svg:y1="21.335cm" svg:x2="13.253cm" svg:y2="21.338cm" draw:start-shape="id28" draw:start-glue-point="7" draw:end-shape="id29" draw:end-glue-point="6" svg:d="M13005 21335h124v3h12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64cm" svg:x2="5.633cm" svg:y2="3.64cm" draw:start-shape="id30" draw:start-glue-point="10" draw:end-shape="id31" draw:end-glue-point="6" svg:d="M3975 3640h1658">
          <text:p/>
        </draw:connector>
        <draw:connector draw:style-name="gr3" draw:text-style-name="P1" draw:layer="layout" svg:x1="6.522cm" svg:y1="3.64cm" svg:x2="8.18cm" svg:y2="3.64cm" draw:start-shape="id31" draw:start-glue-point="10" draw:end-shape="id32" draw:end-glue-point="6" svg:d="M6522 3640h1658">
          <text:p/>
        </draw:connector>
        <draw:connector draw:style-name="gr4" draw:text-style-name="P1" draw:layer="layout" svg:x1="9.069cm" svg:y1="3.64cm" svg:x2="10.679cm" svg:y2="3.64cm" draw:start-shape="id32" draw:start-glue-point="10" draw:end-shape="id33" draw:end-glue-point="6" svg:d="M9069 3640h1610">
          <text:p/>
        </draw:connector>
        <draw:connector draw:style-name="gr4" draw:text-style-name="P1" draw:layer="layout" svg:x1="11.568cm" svg:y1="3.64cm" svg:x2="13.279cm" svg:y2="3.64cm" draw:start-shape="id33" draw:start-glue-point="10" draw:end-shape="id34" draw:end-glue-point="6" svg:d="M11568 3640h1711">
          <text:p/>
        </draw:connector>
        <draw:line draw:style-name="gr5" draw:text-style-name="P1" draw:layer="layout" svg:x1="3.54cm" svg:y1="4.078cm" svg:x2="3.54cm" svg:y2="6.11cm">
          <text:p/>
        </draw:line>
        <draw:line draw:style-name="gr5" draw:text-style-name="P1" draw:layer="layout" svg:x1="6.08cm" svg:y1="5.572cm" svg:x2="6.058cm" svg:y2="6.11cm">
          <text:p/>
        </draw:line>
        <draw:line draw:style-name="gr5" draw:text-style-name="P1" draw:layer="layout" svg:x1="8.613cm" svg:y1="4.078cm" svg:x2="8.613cm" svg:y2="6.11cm">
          <text:p/>
        </draw:line>
        <draw:line draw:style-name="gr5" draw:text-style-name="P1" draw:layer="layout" svg:x1="11.149cm" svg:y1="4.078cm" svg:x2="11.149cm" svg:y2="6.11cm">
          <text:p/>
        </draw:line>
        <draw:line draw:style-name="gr5" draw:text-style-name="P1" draw:layer="layout" svg:x1="13.704cm" svg:y1="4.078cm" svg:x2="13.704cm" svg:y2="6.11cm">
          <text:p/>
        </draw:line>
        <draw:frame draw:style-name="gr6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1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6.563cm" svg:x2="5.633cm" svg:y2="6.563cm" draw:start-shape="id35" draw:start-glue-point="10" draw:end-shape="id36" draw:end-glue-point="6" svg:d="M3974 6563h1659">
            <text:p/>
          </draw:connector>
          <draw:connector draw:style-name="gr3" draw:text-style-name="P1" draw:layer="layout" svg:x1="6.521cm" svg:y1="6.563cm" svg:x2="8.18cm" svg:y2="6.563cm" draw:start-shape="id36" draw:start-glue-point="10" draw:end-shape="id37" draw:end-glue-point="6" svg:d="M6521 6563h1659">
            <text:p/>
          </draw:connector>
          <draw:connector draw:style-name="gr4" draw:text-style-name="P1" draw:layer="layout" svg:x1="9.068cm" svg:y1="6.563cm" svg:x2="10.679cm" svg:y2="6.563cm" draw:start-shape="id37" draw:start-glue-point="10" draw:end-shape="id38" draw:end-glue-point="6" svg:d="M9068 6563h1611">
            <text:p/>
          </draw:connector>
          <draw:connector draw:style-name="gr4" draw:text-style-name="P1" draw:layer="layout" svg:x1="11.567cm" svg:y1="6.563cm" svg:x2="13.279cm" svg:y2="6.563cm" draw:start-shape="id38" draw:start-glue-point="10" draw:end-shape="id39" draw:end-glue-point="6" svg:d="M11567 6563h1712">
            <text:p/>
          </draw:connector>
          <draw:frame draw:style-name="gr7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1" draw:layer="layout" svg:x1="6.08cm" svg:y1="4.068cm" svg:x2="6.08cm" svg:y2="4.556cm">
          <text:p/>
        </draw:line>
        <draw:frame draw:style-name="gr8" draw:layer="layout" svg:width="1.336cm" svg:height="1.825cm" svg:x="5.506cm" svg:y="4.89cm">
          <draw:text-box>
            <text:p><text:span text:style-name="T5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02cm" svg:y1="11.073cm" svg:x2="4.08cm" svg:y2="11.611cm">
          <text:p/>
        </draw:line>
        <draw:frame draw:style-name="gr6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layer="layout" svg:width="1.275cm" svg:height="1.26cm" svg:x="2.016cm" svg:y="9.646cm">
          <draw:text-box>
            <text:p>j<text:span text:style-name="T1">a-1</text:span></text:p>
          </draw:text-box>
        </draw:frame>
        <draw:frame draw:style-name="gr7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8cm" svg:y1="9.069cm" svg:x2="4.08cm" svg:y2="9.557cm">
          <text:p/>
        </draw:line>
        <draw:frame draw:style-name="gr15" draw:layer="layout" svg:width="1.336cm" svg:height="1.142cm" svg:x="3.547cm" svg:y="10.271cm">
          <draw:text-box>
            <text:p><text:span text:style-name="T5">m</text:span><text:span text:style-name="T1">a</text:span></text:p>
          </draw:text-box>
        </draw:frame>
        <draw:connector draw:style-name="gr5" draw:text-style-name="P1" draw:layer="layout" draw:type="curve" svg:x1="4.522cm" svg:y1="8.641cm" svg:x2="4.521cm" svg:y2="12.064cm" draw:start-shape="id40" draw:start-glue-point="10" draw:end-shape="id41" draw:end-glue-point="10" svg:d="M4522 8641c750 0 750 3423-1 3423">
          <text:p/>
        </draw:connector>
        <draw:connector draw:style-name="gr16" draw:text-style-name="P1" draw:layer="layout" draw:type="curve" svg:x1="3.633cm" svg:y1="8.641cm" svg:x2="3.633cm" svg:y2="12.064cm" draw:start-shape="id40" draw:start-glue-point="6" draw:end-shape="id41" draw:end-glue-point="6" svg:d="M3633 8641c-754 0-754 3423 0 3423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2cm" svg:y1="8.641cm" svg:x2="13.18cm" svg:y2="8.641cm" draw:start-shape="id42" draw:start-glue-point="10" draw:end-shape="id43" draw:end-glue-point="6" svg:d="M11522 8641h1658">
          <text:p/>
        </draw:connector>
        <draw:connector draw:style-name="gr4" draw:text-style-name="P1" draw:layer="layout" svg:x1="14.069cm" svg:y1="8.641cm" svg:x2="15.679cm" svg:y2="8.641cm" draw:start-shape="id43" draw:start-glue-point="10" draw:end-shape="id44" draw:end-glue-point="6" svg:d="M14069 8641h1610">
          <text:p/>
        </draw:connector>
        <draw:line draw:style-name="gr5" draw:text-style-name="P1" draw:layer="layout" svg:x1="16.168cm" svg:y1="10.573cm" svg:x2="16.146cm" svg:y2="11.111cm">
          <text:p/>
        </draw:line>
        <draw:line draw:style-name="gr5" draw:text-style-name="P1" draw:layer="layout" svg:x1="13.613cm" svg:y1="9.079cm" svg:x2="13.613cm" svg:y2="11.111cm">
          <text:p/>
        </draw:line>
        <draw:frame draw:style-name="gr17" draw:layer="layout" svg:width="1.698cm" svg:height="1.977cm" svg:x="13.653cm" svg:y="9.666cm">
          <draw:text-box>
            <text:p>n<text:span text:style-name="T1">a+1</text:span></text:p>
          </draw:text-box>
        </draw:frame>
        <draw:frame draw:style-name="gr6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layer="layout" svg:width="1.411cm" svg:height="1.977cm" svg:x="14.575cm" svg:y="8.546cm">
          <draw:text-box>
            <text:p>j<text:span text:style-name="T1">b-1</text:span></text:p>
          </draw:text-box>
        </draw:frame>
        <draw:frame draw:style-name="gr7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1cm" svg:y1="11.564cm" svg:x2="13.18cm" svg:y2="11.564cm" draw:start-shape="id45" draw:start-glue-point="10" draw:end-shape="id46" draw:end-glue-point="6" svg:d="M11521 11564h1659">
          <text:p/>
        </draw:connector>
        <draw:connector draw:style-name="gr4" draw:text-style-name="P1" draw:layer="layout" svg:x1="14.068cm" svg:y1="11.564cm" svg:x2="15.679cm" svg:y2="11.564cm" draw:start-shape="id46" draw:start-glue-point="10" draw:end-shape="id47" draw:end-glue-point="6" svg:d="M14068 11564h1611">
          <text:p/>
        </draw:connector>
        <draw:frame draw:style-name="gr7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layer="layout" svg:width="1.412cm" svg:height="1.114cm" svg:x="14.574cm" svg:y="10.545cm">
          <draw:text-box>
            <text:p>i<text:span text:style-name="T1">b-1</text:span></text:p>
          </draw:text-box>
        </draw:frame>
        <draw:line draw:style-name="gr5" draw:text-style-name="P1" draw:layer="layout" svg:x1="11.08cm" svg:y1="9.069cm" svg:x2="11.08cm" svg:y2="9.557cm">
          <text:p/>
        </draw:line>
        <draw:line draw:style-name="gr5" draw:text-style-name="P1" draw:layer="layout" svg:x1="16.136cm" svg:y1="9.069cm" svg:x2="16.136cm" svg:y2="9.557cm">
          <text:p/>
        </draw:line>
        <draw:line draw:style-name="gr5" draw:text-style-name="P1" draw:layer="layout" svg:x1="11.068cm" svg:y1="10.573cm" svg:x2="11.046cm" svg:y2="11.111cm">
          <text:p/>
        </draw:line>
        <draw:connector draw:style-name="gr18" draw:text-style-name="P1" draw:layer="layout" draw:type="curve" svg:x1="10.633cm" svg:y1="8.641cm" svg:x2="10.633cm" svg:y2="11.564cm" draw:start-shape="id42" draw:start-glue-point="6" draw:end-shape="id45" draw:end-glue-point="6" svg:d="M10633 8641c-754 0-754 2923 0 2923">
          <text:p/>
        </draw:connector>
        <draw:connector draw:style-name="gr18" draw:text-style-name="P1" draw:layer="layout" draw:type="curve" svg:x1="16.568cm" svg:y1="8.641cm" svg:x2="16.567cm" svg:y2="11.564cm" draw:start-shape="id44" draw:start-glue-point="10" draw:end-shape="id47" draw:end-glue-point="10" svg:d="M16568 8641c750 0 750 2923-1 2923">
          <text:p/>
        </draw:connector>
        <draw:frame draw:style-name="gr15" draw:layer="layout" svg:width="1.336cm" svg:height="1.142cm" svg:x="10.547cm" svg:y="9.871cm">
          <draw:text-box>
            <text:p><text:span text:style-name="T5">m</text:span><text:span text:style-name="T1">a</text:span></text:p>
          </draw:text-box>
        </draw:frame>
        <draw:frame draw:style-name="gr6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layer="layout" svg:width="1.275cm" svg:height="1.26cm" svg:x="9.017cm" svg:y="9.546cm">
          <draw:text-box>
            <text:p>j<text:span text:style-name="T1">a-1</text:span></text:p>
          </draw:text-box>
        </draw:frame>
        <draw:frame draw:style-name="gr15" draw:layer="layout" svg:width="1.336cm" svg:height="1.142cm" svg:x="15.547cm" svg:y="9.871cm">
          <draw:text-box>
            <text:p><text:span text:style-name="T5">m</text:span><text:span text:style-name="T1">b</text:span></text:p>
          </draw:text-box>
        </draw:frame>
        <draw:custom-shape draw:style-name="gr1" draw:text-style-name="P1" xml:id="id48" draw:id="id4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89cm" svg:height="0.889cm" svg:x="9.409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48" draw:start-glue-point="10" draw:end-shape="id4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49" draw:start-glue-point="10" draw:end-shape="id50" draw:end-glue-point="6" svg:d="M7751 14421h1658">
          <text:p/>
        </draw:connector>
        <draw:connector draw:style-name="gr4" draw:text-style-name="P1" draw:layer="layout" svg:x1="10.298cm" svg:y1="14.421cm" svg:x2="11.908cm" svg:y2="14.421cm" draw:start-shape="id50" draw:start-glue-point="10" draw:end-shape="id51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51" draw:start-glue-point="10" draw:end-shape="id52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53" draw:id="id53" draw:layer="layout" svg:width="0.889cm" svg:height="0.889cm" svg:x="4.328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889cm" svg:height="0.889cm" svg:x="6.875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889cm" svg:height="0.889cm" svg:x="9.422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889cm" svg:height="0.889cm" svg:x="11.921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89cm" svg:height="0.889cm" svg:x="14.521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4cm" svg:x2="6.876cm" svg:y2="20.224cm" draw:start-shape="id53" draw:start-glue-point="10" draw:end-shape="id54" draw:end-glue-point="6" svg:d="M5217 20224h1659">
          <text:p/>
        </draw:connector>
        <draw:connector draw:style-name="gr3" draw:text-style-name="P1" draw:layer="layout" svg:x1="7.764cm" svg:y1="20.224cm" svg:x2="9.423cm" svg:y2="20.224cm" draw:start-shape="id54" draw:start-glue-point="10" draw:end-shape="id55" draw:end-glue-point="6" svg:d="M7764 20224h1659">
          <text:p/>
        </draw:connector>
        <draw:connector draw:style-name="gr4" draw:text-style-name="P1" draw:layer="layout" svg:x1="10.311cm" svg:y1="20.224cm" svg:x2="11.922cm" svg:y2="20.224cm" draw:start-shape="id55" draw:start-glue-point="10" draw:end-shape="id56" draw:end-glue-point="6" svg:d="M10311 20224h1611">
          <text:p/>
        </draw:connector>
        <draw:connector draw:style-name="gr4" draw:text-style-name="P1" draw:layer="layout" svg:x1="12.81cm" svg:y1="20.224cm" svg:x2="14.522cm" svg:y2="20.224cm" draw:start-shape="id56" draw:start-glue-point="10" draw:end-shape="id57" draw:end-glue-point="6" svg:d="M12810 20224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</draw:page>
      <draw:page draw:name="page3" draw:style-name="dp1" draw:master-page-name="Default">
        <draw:custom-shape draw:style-name="gr1" draw:text-style-name="P1" xml:id="id58" draw:id="id5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58" draw:start-glue-point="10" draw:end-shape="id5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59" draw:start-glue-point="10" svg:d="M7751 14421h1658">
          <text:p/>
        </draw:connector>
        <draw:connector draw:style-name="gr4" draw:text-style-name="P1" draw:layer="layout" svg:x1="10.298cm" svg:y1="14.421cm" svg:x2="11.908cm" svg:y2="14.421cm" draw:end-shape="id60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60" draw:start-glue-point="10" draw:end-shape="id61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62" draw:id="id62" draw:layer="layout" svg:width="0.889cm" svg:height="0.889cm" svg:x="4.328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89cm" svg:height="0.889cm" svg:x="6.875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889cm" svg:height="0.889cm" svg:x="9.422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89cm" svg:height="0.889cm" svg:x="11.921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889cm" svg:height="0.889cm" svg:x="14.521cm" svg:y="19.7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4cm" svg:x2="6.876cm" svg:y2="20.224cm" draw:start-shape="id62" draw:start-glue-point="10" draw:end-shape="id63" draw:end-glue-point="6" svg:d="M5217 20224h1659">
          <text:p/>
        </draw:connector>
        <draw:connector draw:style-name="gr3" draw:text-style-name="P1" draw:layer="layout" svg:x1="7.764cm" svg:y1="20.224cm" svg:x2="9.423cm" svg:y2="20.224cm" draw:start-shape="id63" draw:start-glue-point="10" draw:end-shape="id64" draw:end-glue-point="6" svg:d="M7764 20224h1659">
          <text:p/>
        </draw:connector>
        <draw:connector draw:style-name="gr4" draw:text-style-name="P1" draw:layer="layout" svg:x1="10.311cm" svg:y1="20.224cm" svg:x2="11.922cm" svg:y2="20.224cm" draw:start-shape="id64" draw:start-glue-point="10" draw:end-shape="id65" draw:end-glue-point="6" svg:d="M10311 20224h1611">
          <text:p/>
        </draw:connector>
        <draw:connector draw:style-name="gr4" draw:text-style-name="P1" draw:layer="layout" svg:x1="12.81cm" svg:y1="20.224cm" svg:x2="14.522cm" svg:y2="20.224cm" draw:start-shape="id65" draw:start-glue-point="10" draw:end-shape="id66" draw:end-glue-point="6" svg:d="M12810 20224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  <draw:custom-shape draw:style-name="gr1" draw:text-style-name="P1" xml:id="id67" draw:id="id67" draw:layer="layout" svg:width="0.889cm" svg:height="0.889cm" svg:x="4.286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889cm" svg:height="0.889cm" svg:x="6.833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89cm" svg:height="0.889cm" svg:x="11.8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889cm" svg:height="0.889cm" svg:x="14.4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75cm" svg:y1="8.939cm" svg:x2="6.833cm" svg:y2="8.939cm" draw:start-shape="id67" draw:start-glue-point="10" draw:end-shape="id68" draw:end-glue-point="6" svg:d="M5175 8939h1658">
          <text:p/>
        </draw:connector>
        <draw:connector draw:style-name="gr3" draw:text-style-name="P1" draw:layer="layout" svg:x1="7.722cm" svg:y1="8.939cm" svg:x2="9.38cm" svg:y2="8.939cm" draw:start-shape="id68" draw:start-glue-point="10" svg:d="M7722 8939h1658">
          <text:p/>
        </draw:connector>
        <draw:connector draw:style-name="gr4" draw:text-style-name="P1" draw:layer="layout" svg:x1="10.269cm" svg:y1="8.939cm" svg:x2="11.879cm" svg:y2="8.939cm" draw:end-shape="id69" draw:end-glue-point="6" svg:d="M10269 8939h1610">
          <text:p/>
        </draw:connector>
        <draw:connector draw:style-name="gr4" draw:text-style-name="P1" draw:layer="layout" svg:x1="12.768cm" svg:y1="8.939cm" svg:x2="14.479cm" svg:y2="8.939cm" draw:start-shape="id69" draw:start-glue-point="10" draw:end-shape="id70" draw:end-glue-point="6" svg:d="M12768 8939h1711">
          <text:p/>
        </draw:connector>
        <draw:line draw:style-name="gr5" draw:text-style-name="P1" draw:layer="layout" svg:x1="4.74cm" svg:y1="9.377cm" svg:x2="4.74cm" svg:y2="11.409cm">
          <text:p/>
        </draw:line>
        <draw:line draw:style-name="gr5" draw:text-style-name="P1" draw:layer="layout" svg:x1="7.258cm" svg:y1="9.377cm" svg:x2="7.258cm" svg:y2="11.409cm">
          <text:p/>
        </draw:line>
        <draw:line draw:style-name="gr5" draw:text-style-name="P1" draw:layer="layout" svg:x1="9.813cm" svg:y1="9.377cm" svg:x2="9.813cm" svg:y2="11.409cm">
          <text:p/>
        </draw:line>
        <draw:line draw:style-name="gr5" draw:text-style-name="P1" draw:layer="layout" svg:x1="12.349cm" svg:y1="9.377cm" svg:x2="12.349cm" svg:y2="11.409cm">
          <text:p/>
        </draw:line>
        <draw:line draw:style-name="gr5" draw:text-style-name="P1" draw:layer="layout" svg:x1="14.904cm" svg:y1="9.377cm" svg:x2="14.904cm" svg:y2="11.409cm">
          <text:p/>
        </draw:line>
        <draw:frame draw:style-name="gr6" draw:layer="layout" svg:width="1.089cm" svg:height="1.143cm" svg:x="4.686cm" svg:y="9.962cm">
          <draw:text-box>
            <text:p>n<text:span text:style-name="T1">1</text:span></text:p>
          </draw:text-box>
        </draw:frame>
        <draw:frame draw:style-name="gr6" draw:layer="layout" svg:width="1.089cm" svg:height="1.143cm" svg:x="7.252cm" svg:y="9.963cm">
          <draw:text-box>
            <text:p>n<text:span text:style-name="T1">2</text:span></text:p>
          </draw:text-box>
        </draw:frame>
        <draw:frame draw:style-name="gr6" draw:layer="layout" svg:width="1.089cm" svg:height="1.143cm" svg:x="9.853cm" svg:y="9.964cm">
          <draw:text-box>
            <text:p>n<text:span text:style-name="T1">3</text:span></text:p>
          </draw:text-box>
        </draw:frame>
        <draw:frame draw:style-name="gr6" draw:layer="layout" svg:width="1.089cm" svg:height="1.143cm" svg:x="12.32cm" svg:y="9.965cm">
          <draw:text-box>
            <text:p>n<text:span text:style-name="T1">4</text:span></text:p>
          </draw:text-box>
        </draw:frame>
        <draw:frame draw:style-name="gr6" draw:layer="layout" svg:width="1.089cm" svg:height="1.143cm" svg:x="14.887cm" svg:y="9.966cm">
          <draw:text-box>
            <text:p>n<text:span text:style-name="T1">5</text:span></text:p>
          </draw:text-box>
        </draw:frame>
        <draw:frame draw:style-name="gr7" draw:layer="layout" svg:width="1.016cm" svg:height="1.114cm" svg:x="5.675cm" svg:y="8.844cm">
          <draw:text-box>
            <text:p>j<text:span text:style-name="T1">1</text:span></text:p>
          </draw:text-box>
        </draw:frame>
        <draw:frame draw:style-name="gr7" draw:layer="layout" svg:width="1.016cm" svg:height="1.114cm" svg:x="8.275cm" svg:y="8.844cm">
          <draw:text-box>
            <text:p>j<text:span text:style-name="T1">2</text:span></text:p>
          </draw:text-box>
        </draw:frame>
        <draw:frame draw:style-name="gr7" draw:layer="layout" svg:width="1.016cm" svg:height="1.114cm" svg:x="10.775cm" svg:y="8.844cm">
          <draw:text-box>
            <text:p>j<text:span text:style-name="T1">3</text:span></text:p>
          </draw:text-box>
        </draw:frame>
        <draw:frame draw:style-name="gr7" draw:layer="layout" svg:width="1.016cm" svg:height="1.114cm" svg:x="13.275cm" svg:y="8.844cm">
          <draw:text-box>
            <text:p>j<text:span text:style-name="T1">4</text:span></text:p>
          </draw:text-box>
        </draw:frame>
        <draw:g>
          <draw:custom-shape draw:style-name="gr9" draw:text-style-name="P1" xml:id="id71" draw:id="id71" draw:layer="layout" svg:width="0.889cm" svg:height="0.889cm" svg:x="4.285cm" svg:y="11.4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2" draw:id="id72" draw:layer="layout" svg:width="0.889cm" svg:height="0.889cm" svg:x="6.832cm" svg:y="11.4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3" draw:id="id73" draw:layer="layout" svg:width="0.889cm" svg:height="0.889cm" svg:x="9.379cm" svg:y="11.4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4" draw:id="id74" draw:layer="layout" svg:width="0.889cm" svg:height="0.889cm" svg:x="11.878cm" svg:y="11.4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5" draw:id="id75" draw:layer="layout" svg:width="0.889cm" svg:height="0.889cm" svg:x="14.478cm" svg:y="11.4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5.174cm" svg:y1="11.862cm" svg:x2="6.833cm" svg:y2="11.862cm" draw:start-shape="id71" draw:start-glue-point="10" draw:end-shape="id72" draw:end-glue-point="6" svg:d="M5174 11862h1659">
            <text:p/>
          </draw:connector>
          <draw:connector draw:style-name="gr3" draw:text-style-name="P1" draw:layer="layout" svg:x1="7.721cm" svg:y1="11.862cm" svg:x2="9.38cm" svg:y2="11.862cm" draw:start-shape="id72" draw:start-glue-point="10" draw:end-shape="id73" draw:end-glue-point="6" svg:d="M7721 11862h1659">
            <text:p/>
          </draw:connector>
          <draw:connector draw:style-name="gr4" draw:text-style-name="P1" draw:layer="layout" svg:x1="10.268cm" svg:y1="11.862cm" svg:x2="11.879cm" svg:y2="11.862cm" draw:start-shape="id73" draw:start-glue-point="10" draw:end-shape="id74" draw:end-glue-point="6" svg:d="M10268 11862h1611">
            <text:p/>
          </draw:connector>
          <draw:connector draw:style-name="gr4" draw:text-style-name="P1" draw:layer="layout" svg:x1="12.767cm" svg:y1="11.862cm" svg:x2="14.479cm" svg:y2="11.862cm" draw:start-shape="id74" draw:start-glue-point="10" draw:end-shape="id75" draw:end-glue-point="6" svg:d="M12767 11862h1712">
            <text:p/>
          </draw:connector>
          <draw:frame draw:style-name="gr7" draw:layer="layout" svg:width="1.016cm" svg:height="1.114cm" svg:x="5.699cm" svg:y="10.847cm">
            <draw:text-box>
              <text:p>i<text:span text:style-name="T1">1</text:span></text:p>
            </draw:text-box>
          </draw:frame>
          <draw:frame draw:style-name="gr7" draw:layer="layout" svg:width="1.016cm" svg:height="1.114cm" svg:x="8.274cm" svg:y="10.843cm">
            <draw:text-box>
              <text:p>i<text:span text:style-name="T1">2</text:span></text:p>
            </draw:text-box>
          </draw:frame>
          <draw:frame draw:style-name="gr7" draw:layer="layout" svg:width="1.016cm" svg:height="1.114cm" svg:x="10.774cm" svg:y="10.843cm">
            <draw:text-box>
              <text:p>i<text:span text:style-name="T1">3</text:span></text:p>
            </draw:text-box>
          </draw:frame>
          <draw:frame draw:style-name="gr7" draw:layer="layout" svg:width="1.016cm" svg:height="1.114cm" svg:x="13.274cm" svg:y="10.8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2.778cm" svg:y="9.763cm">
          <draw:text-box>
            <text:p>a</text:p>
          </draw:text-box>
        </draw:frame>
        <draw:frame draw:style-name="gr6" draw:layer="layout" svg:width="1.016cm" svg:height="1.143cm" svg:x="2.724cm" svg:y="16.621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4" draw:display-name="Transparency 4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03T19:22:20.638828001</meta:creation-date>
    <dc:date>2020-06-24T12:32:47.80</dc:date>
    <meta:editing-duration>PT13H34M57S</meta:editing-duration>
    <meta:editing-cycles>9</meta:editing-cycles>
    <meta:generator>OpenOffice/4.1.5$Win32 OpenOffice.org_project/415m1$Build-9789</meta:generator>
    <dc:creator>Jan Reimers</dc:creator>
    <meta:document-statistic meta:object-count="351"/>
  </office:meta>
</office:document-meta>
</file>